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0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3cm" fo:min-width="0.1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0.1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4cm" fo:min-width="0.1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0.1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4cm" fo:min-width="0.1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3cm" fo:min-width="0.1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3cm" fo:min-width="0.19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0.197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dc2300"/>
    </style:style>
    <style:style style:name="P4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dc23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.137cm" svg:height="0.886cm" svg:x="17.2cm" svg:y="6.481cm">
          <draw:text-box>
            <text:p>⑨</text:p>
          </draw:text-box>
        </draw:frame>
        <draw:frame draw:style-name="gr2" draw:layer="layout" svg:width="1.137cm" svg:height="1.4cm" svg:x="16.7cm" svg:y="10.467cm">
          <draw:text-box>
            <text:p>⑩</text:p>
          </draw:text-box>
        </draw:frame>
        <draw:frame draw:style-name="gr3" draw:layer="layout" svg:width="1.137cm" svg:height="0.886cm" svg:x="10.1cm" svg:y="6.467cm">
          <draw:text-box>
            <text:p>⑥</text:p>
          </draw:text-box>
        </draw:frame>
        <draw:frame draw:style-name="gr4" draw:layer="layout" svg:width="1.137cm" svg:height="1.286cm" svg:x="8.6cm" svg:y="4.467cm">
          <draw:text-box>
            <text:p>⑤</text:p>
          </draw:text-box>
        </draw:frame>
        <draw:frame draw:style-name="gr3" draw:layer="layout" svg:width="1.137cm" svg:height="0.886cm" svg:x="11.537cm" svg:y="4.481cm">
          <draw:text-box>
            <text:p>⑦</text:p>
          </draw:text-box>
        </draw:frame>
        <draw:frame draw:style-name="gr5" draw:layer="layout" svg:width="1.137cm" svg:height="1cm" svg:x="1.7cm" svg:y="6.067cm">
          <draw:text-box>
            <text:p>③</text:p>
          </draw:text-box>
        </draw:frame>
        <draw:frame draw:style-name="gr3" draw:layer="layout" svg:width="1.137cm" svg:height="0.886cm" svg:x="4.8cm" svg:y="3.367cm">
          <draw:text-box>
            <text:p>④</text:p>
          </draw:text-box>
        </draw:frame>
        <draw:frame draw:style-name="gr6" draw:layer="layout" svg:width="1.137cm" svg:height="0.886cm" svg:x="2.5cm" svg:y="10.967cm">
          <draw:text-box>
            <text:p>②</text:p>
          </draw:text-box>
        </draw:frame>
        <draw:frame draw:style-name="gr7" draw:layer="layout" svg:width="1.137cm" svg:height="1.228cm" svg:x="14.8cm" svg:y="-0.928cm">
          <draw:text-box>
            <text:p>①</text:p>
          </draw:text-box>
        </draw:frame>
        <draw:frame draw:style-name="gr3" draw:layer="layout" svg:width="1.137cm" svg:height="0.886cm" svg:x="14.6cm" svg:y="3.367cm">
          <draw:text-box>
            <text:p>⑧</text:p>
          </draw:text-box>
        </draw:frame>
        <draw:frame draw:style-name="gr3" draw:layer="layout" svg:width="1.137cm" svg:height="0.886cm" svg:x="9.6cm" svg:y="13.614cm">
          <draw:text-box>
            <text:p>⑪</text:p>
          </draw:text-box>
        </draw:frame>
        <draw:custom-shape draw:style-name="gr8" draw:text-style-name="P1" draw:layer="layout" svg:width="0.8cm" svg:height="0.8cm" svg:x="10.437cm" svg:y="17.467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frame draw:style-name="gr3" draw:text-style-name="P2" draw:layer="layout" svg:width="1.137cm" svg:height="0.886cm" svg:x="12cm" svg:y="7.081cm">
          <draw:text-box>
            <text:p><text:span text:style-name="T1">⑥</text:span></text:p>
          </draw:text-box>
        </draw:frame>
        <draw:frame draw:style-name="gr3" draw:text-style-name="P3" draw:layer="layout" svg:width="1.137cm" svg:height="0.886cm" svg:x="10cm" svg:y="7.967cm">
          <draw:text-box>
            <text:p><text:span text:style-name="T2">⑤</text:span></text:p>
          </draw:text-box>
        </draw:frame>
        <draw:frame draw:style-name="gr9" draw:text-style-name="P3" draw:layer="layout" svg:width="1.137cm" svg:height="0.886cm" svg:x="5.9cm" svg:y="7.667cm">
          <draw:text-box>
            <text:p><text:span text:style-name="T2">③</text:span></text:p>
          </draw:text-box>
        </draw:frame>
        <draw:frame draw:style-name="gr10" draw:text-style-name="P3" draw:layer="layout" svg:width="1.137cm" svg:height="1.123cm" svg:x="8.337cm" svg:y="6.844cm">
          <draw:text-box>
            <text:p><text:span text:style-name="T2">④</text:span></text:p>
          </draw:text-box>
        </draw:frame>
        <draw:frame draw:style-name="gr3" draw:text-style-name="P3" draw:layer="layout" svg:width="1.137cm" svg:height="0.886cm" svg:x="5.537cm" svg:y="10.367cm">
          <draw:text-box>
            <text:p><text:span text:style-name="T2">②</text:span></text:p>
          </draw:text-box>
        </draw:frame>
        <draw:frame draw:style-name="gr11" draw:text-style-name="P3" draw:layer="layout" svg:width="1.137cm" svg:height="2.014cm" svg:x="9.5cm" svg:y="14.667cm">
          <draw:text-box>
            <text:p><text:span text:style-name="T2">①</text:span></text:p>
          </draw:text-box>
        </draw:frame>
        <draw:custom-shape draw:style-name="gr8" draw:text-style-name="P1" draw:layer="layout" svg:width="0.8cm" svg:height="0.8cm" svg:x="8.6cm" svg:y="12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2" draw:layer="layout" svg:width="0.502cm" svg:height="1.098cm" svg:x="4.237cm" svg:y="-0.333cm">
          <draw:text-box>
            <text:p/>
          </draw:text-box>
        </draw:frame>
        <draw:frame draw:style-name="gr3" draw:layer="layout" svg:width="1.137cm" svg:height="0.886cm" svg:x="11.538cm" svg:y="4.481cm">
          <draw:text-box>
            <text:p>⑦</text:p>
          </draw:text-box>
        </draw:frame>
        <draw:frame draw:style-name="gr3" draw:text-style-name="P2" draw:layer="layout" svg:width="1.137cm" svg:height="0.886cm" svg:x="14.437cm" svg:y="7.581cm">
          <draw:text-box>
            <text:p text:style-name="P2"><text:span text:style-name="T1">⑦</text:span></text:p>
          </draw:text-box>
        </draw:frame>
        <draw:frame draw:style-name="gr3" draw:text-style-name="P2" draw:layer="layout" svg:width="1.137cm" svg:height="0.886cm" svg:x="15cm" svg:y="10.381cm">
          <draw:text-box>
            <text:p text:style-name="P2"><text:span text:style-name="T1">⑧</text:span></text:p>
          </draw:text-box>
        </draw:frame>
        <draw:frame draw:style-name="gr1" draw:text-style-name="P2" draw:layer="layout" svg:width="1.137cm" svg:height="0.886cm" svg:x="9.563cm" svg:y="15.714cm">
          <draw:text-box>
            <text:p text:style-name="P2"><text:span text:style-name="T1">⑨</text:span></text:p>
          </draw:text-box>
        </draw:frame>
        <draw:frame draw:style-name="gr13" draw:text-style-name="P4" draw:layer="layout" svg:width="1.137cm" svg:height="0.886cm" draw:transform="rotate (-0.178372649553821) translate (27.618cm 13.372cm)">
          <draw:text-box>
            <text:p text:style-name="P4"><text:span text:style-name="T3">⑨</text:span></text:p>
          </draw:text-box>
        </draw:frame>
        <draw:frame draw:style-name="gr14" draw:text-style-name="P4" draw:layer="layout" svg:width="1.137cm" svg:height="0.886cm" draw:transform="rotate (-0.178372649553821) translate (26.882cm 15.724cm)">
          <draw:text-box>
            <text:p text:style-name="P4"><text:span text:style-name="T3">⑩</text:span></text:p>
          </draw:text-box>
        </draw:frame>
        <draw:frame draw:style-name="gr15" draw:text-style-name="P4" draw:layer="layout" svg:width="1.137cm" svg:height="0.886cm" draw:transform="rotate (-0.178372649553821) translate (23.333cm 12.591cm)">
          <draw:text-box>
            <text:p text:style-name="P4"><text:span text:style-name="T3">⑥</text:span></text:p>
          </draw:text-box>
        </draw:frame>
        <draw:frame draw:style-name="gr16" draw:text-style-name="P4" draw:layer="layout" svg:width="1.137cm" svg:height="0.886cm" draw:transform="rotate (-0.178372649553821) translate (22.645cm 11.221cm)">
          <draw:text-box>
            <text:p text:style-name="P4"><text:span text:style-name="T3">⑤</text:span></text:p>
          </draw:text-box>
        </draw:frame>
        <draw:frame draw:style-name="gr17" draw:layer="layout" svg:width="1.137cm" svg:height="0.886cm" draw:transform="rotate (-0.178372649553821) translate (24.416cm 11.548cm)">
          <draw:text-box>
            <text:p>⑦</text:p>
          </draw:text-box>
        </draw:frame>
        <draw:frame draw:style-name="gr18" draw:text-style-name="P4" draw:layer="layout" svg:width="1.137cm" svg:height="0.886cm" draw:transform="rotate (-0.178372649553821) translate (18.306cm 11.435cm)">
          <draw:text-box>
            <text:p text:style-name="P4"><text:span text:style-name="T3">③</text:span></text:p>
          </draw:text-box>
        </draw:frame>
        <draw:frame draw:style-name="gr19" draw:text-style-name="P4" draw:layer="layout" svg:width="1.137cm" svg:height="0.886cm" draw:transform="rotate (-0.178372649553821) translate (20.513cm 10.3cm)">
          <draw:text-box>
            <text:p text:style-name="P4"><text:span text:style-name="T3">④</text:span></text:p>
          </draw:text-box>
        </draw:frame>
        <draw:frame draw:style-name="gr15" draw:text-style-name="P4" draw:layer="layout" svg:width="1.137cm" svg:height="0.886cm" draw:transform="rotate (-0.178372649553821) translate (18.257cm 14.48cm)">
          <draw:text-box>
            <text:p text:style-name="P4"><text:span text:style-name="T3">②</text:span></text:p>
          </draw:text-box>
        </draw:frame>
        <draw:frame draw:style-name="gr20" draw:text-style-name="P4" draw:layer="layout" svg:width="1.137cm" svg:height="0.886cm" draw:transform="rotate (-0.178372649553821) translate (21.991cm 19cm)">
          <draw:text-box>
            <text:p text:style-name="P4"><text:span text:style-name="T3">①</text:span></text:p>
          </draw:text-box>
        </draw:frame>
        <draw:frame draw:style-name="gr13" draw:text-style-name="P4" draw:layer="layout" svg:width="1.137cm" svg:height="0.886cm" draw:transform="rotate (-0.178372649553821) translate (26.387cm 11.21cm)">
          <draw:text-box>
            <text:p text:style-name="P4"><text:span text:style-name="T3">⑧</text:span></text:p>
          </draw:text-box>
        </draw:frame>
        <draw:frame draw:style-name="gr13" draw:text-style-name="P4" draw:layer="layout" svg:width="1.137cm" svg:height="0.886cm" draw:transform="rotate (-0.178372649553821) translate (22.381cm 18.91cm)">
          <draw:text-box>
            <text:p text:style-name="P4"><text:span text:style-name="T3">⑪</text:span></text:p>
          </draw:text-box>
        </draw:frame>
        <draw:custom-shape draw:style-name="gr8" draw:text-style-name="P1" draw:layer="layout" svg:width="0.49cm" svg:height="0.491cm" draw:transform="rotate (-0.178372649553821) translate (23.213cm 19.206cm)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5" draw:text-style-name="P4" draw:layer="layout" svg:width="1.137cm" svg:height="0.886cm" draw:transform="rotate (-0.178372649553821) translate (24.417cm 11.549cm)">
          <draw:text-box>
            <text:p text:style-name="P4"><text:span text:style-name="T3">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3T21:33:22.35</meta:creation-date>
    <meta:print-date>2013-05-27T08:32:36.93</meta:print-date>
    <dc:date>2013-05-28T08:58:02.95</dc:date>
    <meta:editing-duration>P4DT59M42S</meta:editing-duration>
    <meta:editing-cycles>2</meta:editing-cycles>
    <meta:generator>LibreOffice/3.4$Win32 LibreOffice_project/340m1$Build-203</meta:generator>
    <meta:document-statistic meta:object-count="37"/>
  </office:meta>
</office:document-meta>
</file>